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" svg:font-family="Albany, Arial"/>
    <style:font-face style:name="Cumberland" svg:font-family="Cumberland, 'Courier New'" style:font-family-generic="modern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Times New Roman" fo:font-size="12pt" fo:font-style="italic" fo:font-weight="normal" officeooo:paragraph-rsid="00198224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Preformatted_20_Text">
      <style:paragraph-properties fo:line-height="150%"/>
      <style:text-properties style:font-name="Times New Roman" fo:font-size="12pt" fo:font-style="italic" officeooo:paragraph-rsid="00198224" style:font-size-asian="11pt" style:font-style-asian="italic" style:font-size-complex="11pt" style:font-style-complex="italic"/>
    </style:style>
    <style:style style:name="P3" style:family="paragraph" style:parent-style-name="Preformatted_20_Text">
      <style:paragraph-properties fo:line-height="150%"/>
      <style:text-properties style:font-name="Times New Roman" fo:font-size="11pt" officeooo:paragraph-rsid="00198224" style:font-size-asian="11pt" style:font-size-complex="11pt"/>
    </style:style>
    <style:style style:name="P4" style:family="paragraph" style:parent-style-name="Preformatted_20_Text">
      <style:paragraph-properties fo:line-height="150%" fo:text-align="justify" style:justify-single-word="false"/>
      <style:text-properties officeooo:paragraph-rsid="00198224"/>
    </style:style>
    <style:style style:name="P5" style:family="paragraph" style:parent-style-name="Preformatted_20_Text">
      <style:paragraph-properties fo:line-height="150%"/>
      <style:text-properties officeooo:paragraph-rsid="00198224"/>
    </style:style>
    <style:style style:name="P6" style:family="paragraph" style:parent-style-name="Preformatted_20_Text">
      <style:paragraph-properties fo:margin-top="0in" fo:margin-bottom="0.1965in" fo:line-height="150%"/>
      <style:text-properties style:font-name="Times New Roman" fo:font-size="12pt" fo:font-style="italic" officeooo:paragraph-rsid="00198224" style:font-size-asian="11pt" style:font-style-asian="italic" style:font-size-complex="11pt" style:font-style-complex="italic"/>
    </style:style>
    <style:style style:name="P7" style:family="paragraph" style:parent-style-name="Table_20_Contents">
      <style:paragraph-properties fo:margin-top="0in" fo:margin-bottom="0in" fo:line-height="150%" fo:text-align="justify" style:justify-single-word="false"/>
      <style:text-properties style:use-window-font-color="true" fo:font-size="12pt" fo:language="el" fo:country="GR" fo:font-style="italic" fo:font-weight="normal" officeooo:paragraph-rsid="00198224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l" style:country-complex="GR" style:font-style-complex="normal" style:font-weight-complex="normal"/>
    </style:style>
    <style:style style:name="P8" style:family="paragraph" style:parent-style-name="Heading_20_1">
      <style:text-properties officeooo:paragraph-rsid="00198224"/>
    </style:style>
    <style:style style:name="P9" style:family="paragraph" style:parent-style-name="Text_20_body">
      <style:paragraph-properties fo:line-height="150%" fo:text-align="justify" style:justify-single-word="false"/>
      <style:text-properties officeooo:paragraph-rsid="00198224"/>
    </style:style>
    <style:style style:name="T1" style:family="text">
      <style:text-properties style:font-name="Times New Roman" fo:font-size="12pt" style:font-size-asian="11pt" style:font-size-complex="11pt"/>
    </style:style>
    <style:style style:name="T2" style:family="text">
      <style:text-properties style:font-name="Times New Roman" fo:font-size="12pt" officeooo:rsid="00cfada1" style:font-size-asian="11pt" style:font-size-complex="11pt"/>
    </style:style>
    <style:style style:name="T3" style:family="text">
      <style:text-properties style:font-name="Times New Roman" fo:font-size="12pt" fo:font-style="normal" style:font-size-asian="12pt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Times New Roman" fo:font-size="12pt" fo:font-style="italic" style:font-size-asian="11pt" style:font-style-asian="italic" style:font-size-complex="11pt" style:font-style-complex="italic"/>
    </style:style>
    <style:style style:name="T6" style:family="text">
      <style:text-properties style:font-name="Times New Roman" fo:font-size="12pt" fo:font-weight="bold" style:font-size-asian="11pt" style:font-weight-asian="bold" style:font-size-complex="11pt" style:font-weight-complex="bold"/>
    </style:style>
    <style:style style:name="T7" style:family="text">
      <style:text-properties style:font-name="Times New Roman" fo:font-style="normal" officeooo:rsid="0077bbd7" style:font-size-asian="11pt" style:font-size-complex="11pt"/>
    </style:style>
    <style:style style:name="T8" style:family="text">
      <style:text-properties officeooo:rsid="0077bb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8" text:outline-level="1">The import buffering mechanism</text:h>
      <text:p text:style-name="P3"/>
      <text:p text:style-name="P4"><text:span text:style-name="Teletype"><text:span text:style-name="T3">The GroovyShell lacks a feature of keeping the imports from the previous statements. This can be a rather inconvenient in many cases, since we must issue manually the same import statements, before executing commands depending on them. For that reason, we implemented in GroovyLab a simple import buffering, that we think can facilitate the user's work. </text:span></text:span></text:p>
      <text:p text:style-name="P4"><text:span text:style-name="Teletype"><text:span text:style-name="T3">GroovyLab prepends at the user's scripts some basic imports that extend the functionality, by performing a lot of import and import static statements, and allowing for example to use commands as </text:span></text:span><text:span text:style-name="Teletype"><text:span text:style-name="T4">figure()</text:span></text:span><text:span text:style-name="Teletype"><text:span text:style-name="T3">, </text:span></text:span><text:span text:style-name="Teletype"><text:span text:style-name="T4">plot()</text:span></text:span><text:span text:style-name="Teletype"><text:span text:style-name="T3"> etc. In order to allow specialized import statements to be kept during a user's session, the user can </text:span></text:span><text:span text:style-name="Strong_20_Emphasis"><text:span text:style-name="T3">buffer</text:span></text:span><text:span text:style-name="Teletype"><text:span text:style-name="T3"> these import statements for that particular working session only. That can be accomplished by </text:span></text:span><text:span text:style-name="Strong_20_Emphasis"><text:span text:style-name="T3">selecting the relevant import statements</text:span></text:span><text:span text:style-name="Teletype"><text:span text:style-name="T3"> and then using </text:span></text:span><text:span text:style-name="Strong_20_Emphasis"><text:span text:style-name="T3">Buffer selected Imports</text:span></text:span><text:span text:style-name="Teletype"><text:span text:style-name="T3"> option from the </text:span></text:span><text:span text:style-name="Strong_20_Emphasis"><text:span text:style-name="T3">Imports</text:span></text:span><text:span text:style-name="Teletype"><text:span text:style-name="T3"> menu. </text:span></text:span></text:p>
      <text:p text:style-name="P5"><text:span text:style-name="Teletype"><text:span text:style-name="T1">As an example suppose that we have the following script</text:span></text:span><text:span text:style-name="T1"> </text:span></text:p>
      <text:p text:style-name="P2">// SECTION 1:  import section</text:p>
      <text:p text:style-name="P2"><text:bookmark-start text:name="__DdeLink__6092_443707396"/><text:bookmark-start text:name="__DdeLink__5056_2071084271"/>import static com.nr.test.NRTestUtil.maxel</text:p>
      <text:p text:style-name="P2">import static com.nr.test.NRTestUtil.vecsub</text:p>
      <text:p text:style-name="P2">import static java.lang.Math.cos</text:p>
      <text:p text:style-name="P2">import com.nr.interp.RBF_gauss</text:p>
      <text:p text:style-name="P2">import com.nr.interp.RBF_interp</text:p>
      <text:p text:style-name="P2">import com.nr.interp.RBF_inversemultiquadric</text:p>
      <text:p text:style-name="P2">import com.nr.interp.RBF_multiquadric</text:p>
      <text:p text:style-name="P2">import com.nr.interp.RBF_thinplate</text:p>
      <text:p text:style-name="P2">import com.nr.ran.Ran</text:p>
      <text:p text:style-name="P2"><text:bookmark-end text:name="__DdeLink__6092_443707396"/><text:bookmark-end text:name="__DdeLink__5056_2071084271"/>// SECTION 2: import independent commands section</text:p>
      <text:p text:style-name="P2"><text:bookmark-start text:name="__DdeLink__6098_443707396"/><text:bookmark-start text:name="__DdeLink__5212_2071084271"/><text:s text:c="3"/>NPTS=100; NDIM=2; N=10; M=10;</text:p>
      <text:p text:style-name="P2"><text:s text:c="3"/>sbeps=0.05</text:p>
      <text:p text:style-name="P2"><text:s text:c="3"/>pts =new double[NPTS][NDIM]</text:p>
      <text:p text:style-name="P2"><text:s text:c="3"/>y = new double[NPTS]</text:p>
      <text:p text:style-name="P2"><text:s text:c="3"/>actual = new double[M]</text:p>
      <text:p text:style-name="P2"><text:s text:c="3"/>estim = new double[M]</text:p>
      <text:p text:style-name="P2"><text:s text:c="3"/>ppt = new double[2]</text:p>
      <text:p text:style-name="P2"><text:soft-page-break/><text:s text:c="3"/>globalflag=false</text:p>
      <text:p text:style-name="P2"><text:s text:c="2"/></text:p>
      <text:p text:style-name="P2"><text:bookmark-end text:name="__DdeLink__5212_2071084271"/><text:s text:c="2"/>// SECTION 3:  import dependent command section</text:p>
      <text:p text:style-name="P2"><text:s text:c="2"/>// Test RBF_interp</text:p>
      <text:p text:style-name="P2"><text:bookmark-start text:name="__DdeLink__5214_2071084271"/><text:s text:c="3"/>myran = new Ran(17)</text:p>
      <text:p text:style-name="P2"><text:s text:c="3"/>pt = new double[M][2]</text:p>
      <text:p text:style-name="P2"><text:s text:c="3"/>for (i=0;i&lt;M;i++) {</text:p>
      <text:p text:style-name="P2"><text:s text:c="4"/>pt[i][0]=(double)(N)*myran.doub()</text:p>
      <text:p text:style-name="P2"><text:s text:c="4"/>pt[i][1]=(double)(N)*myran.doub()</text:p>
      <text:p text:style-name="P2"><text:s text:c="4"/>actual[i]=cos(pt[i][0]/20.0)*cos(pt[i][1]/20.0)</text:p>
      <text:p text:style-name="P2"><text:s text:c="2"/>}</text:p>
      <text:p text:style-name="P2"><text:s text:c="3"/>for (i=0;i&lt;N;i++) {</text:p>
      <text:p text:style-name="P2"><text:s text:c="4"/>for (j=0;j&lt;N;j++) {</text:p>
      <text:p text:style-name="P2"><text:s text:c="5"/>k=N*i+j</text:p>
      <text:p text:style-name="P2"><text:s text:c="5"/>pts[k][0]=(double)(j)</text:p>
      <text:p text:style-name="P2"><text:s text:c="5"/>pts[k][1]=(double)(i)</text:p>
      <text:p text:style-name="P2"><text:s text:c="5"/>y[k]=cos(pts[k][0]/20.0)*cos(pts[k][1]/20.0)</text:p>
      <text:p text:style-name="P2"><text:s text:c="3"/>}</text:p>
      <text:p text:style-name="P2"><text:s text:c="2"/>}</text:p>
      <text:p text:style-name="P2"><text:s text:c="3"/>println("Testing RBF_interp with multiquadric function")</text:p>
      <text:p text:style-name="P2"><text:s text:c="3"/>scale=3.0</text:p>
      <text:p text:style-name="P2"><text:s text:c="3"/>multiquadric = new RBF_multiquadric(scale)</text:p>
      <text:p text:style-name="P2"><text:s text:c="3"/>myRBFmqf = new RBF_interp(pts,y,multiquadric,false)</text:p>
      <text:p text:style-name="P2"><text:s text:c="2"/></text:p>
      <text:p text:style-name="P2"><text:s text:c="3"/>for (i=0;i&lt;M;i++) {</text:p>
      <text:p text:style-name="P2"><text:s text:c="4"/>ppt[0]=pt[i][0]</text:p>
      <text:p text:style-name="P2"><text:s text:c="4"/>ppt[1]=pt[i][1]</text:p>
      <text:p text:style-name="P2"><text:s text:c="4"/>estim[i]=myRBFmqf.interp(ppt)</text:p>
      <text:p text:style-name="P6"><text:s/>}</text:p>
      <text:p text:style-name="P9"><text:bookmark-end text:name="__DdeLink__6098_443707396"/><text:bookmark-end text:name="__DdeLink__5214_2071084271"/><text:span text:style-name="Teletype"><text:span text:style-name="T1">In order to execute first the import independent commands (i.e. SECTION </text:span></text:span><text:span text:style-name="Teletype"><text:span text:style-name="T2">2</text:span></text:span><text:span text:style-name="Teletype"><text:span text:style-name="T1">), and after them in a separate script, the import dependent commands (i.e. SECTION </text:span></text:span><text:span text:style-name="Teletype"><text:span text:style-name="T2">3</text:span></text:span><text:span text:style-name="Teletype"><text:span text:style-name="T1">) the user should </text:span></text:span><text:span text:style-name="Teletype"><text:span text:style-name="T5">select the imports</text:span></text:span><text:span text:style-name="Teletype"><text:span text:style-name="T1"> and buffer them by using from the "</text:span></text:span><text:span text:style-name="Teletype"><text:span text:style-name="T5">Imports</text:span></text:span><text:span text:style-name="Teletype"><text:span text:style-name="T1">" menu the "</text:span></text:span><text:span text:style-name="Teletype"><text:span text:style-name="T5">Buffer selected imports</text:span></text:span><text:span text:style-name="Teletype"><text:span text:style-name="T1">" option. Issuing </text:span></text:span><text:soft-page-break/><text:span text:style-name="Teletype"><text:span text:style-name="T1">multiple "</text:span></text:span><text:span text:style-name="Teletype"><text:span text:style-name="T5">Buffer selected imports</text:span></text:span><text:span text:style-name="Teletype"><text:span text:style-name="T1">" commands, accumulate all the import statements, unless we clear the import buffer. </text:span></text:span></text:p>
      <text:p text:style-name="P9"><text:span text:style-name="Teletype"><text:span text:style-name="T1">As we expect the script as a whole executes correctly. However, if we do not buffer the imports and try to execute statements that depend on the imports (e.g. myran = new Ran(17)), without prepending the code with them, we fail. However, if we buffer the necessary imports</text:span></text:span><text:span text:style-name="T1">, </text:span><text:span text:style-name="Teletype"><text:span text:style-name="T1">we can execute our script conveniently </text:span></text:span><text:span text:style-name="Teletype"><text:span text:style-name="T6">command-by-command</text:span></text:span><text:span text:style-name="Teletype"><text:span text:style-name="T1">. </text:span></text:span></text:p>
      <text:p text:style-name="P7"><text:span text:style-name="Teletype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lbany" svg:font-family="Albany, Arial"/>
    <style:font-face style:name="Cumberland" svg:font-family="Cumberland, 'Courier New'" style:font-family-generic="modern"/>
    <style:font-face style:name="Andale Mono" svg:font-family="'Andale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erif" fo:font-size="16pt" fo:font-weight="bold" style:font-name-asian="DejaVu Sans" style:font-size-asian="24pt" style:font-weight-asian="bold" style:font-name-complex="Lucida Sans" style:font-size-complex="24pt" style:font-weight-complex="bold"/>
    </style:style>
    <style:style style:name="Teletype" style:family="text">
      <style:text-properties style:font-name="Liberation Mono" style:font-name-asian="Andale Mono" style:font-name-complex="Andale Mono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01T15:46:35</meta:creation-date>
    <dc:date>2013-08-01T15:47:26</dc:date>
    <meta:editing-duration>PT00H00M51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3" meta:paragraph-count="53" meta:word-count="386" meta:character-count="2985"/>
  </office:meta>
</office:document-meta>
</file>